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3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63.54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51.05mm"/>
    </style:style>
    <style:style style:name="co7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PIO(n)-PI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ENC_E</text:p>
          </table:table-cell>
          <table:table-cell office:value-type="string" calcext:value-type="string">
            <text:p>ENC_W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3,3V PIN1</text:p>
          </table:table-cell>
          <table:table-cell table:number-columns-repeated="3"/>
          <table:table-cell table:number-columns-repeated="2" office:value-type="string" calcext:value-type="string">
            <text:p>-+ - 3v3</text:p>
          </table:table-cell>
          <table:table-cell/>
        </table:table-row>
        <table:table-row table:style-name="ro1">
          <table:table-cell office:value-type="string" calcext:value-type="string">
            <text:p>GND PIN9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 PIN14</text:p>
          </table:table-cell>
          <table:table-cell table:number-columns-repeated="4"/>
          <table:table-cell office:value-type="string" calcext:value-type="string">
            <text:p>gnd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otorE_E</text:p>
          </table:table-cell>
          <table:table-cell table:number-columns-repeated="3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otorE_A</text:p>
          </table:table-cell>
          <table:table-cell table:number-columns-repeated="3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MotorE_B</text:p>
          </table:table-cell>
          <table:table-cell table:number-columns-repeated="3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16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MotorW_E</text:p>
          </table:table-cell>
          <table:table-cell table:number-columns-repeated="2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Finecorsa_open_motor_E</text:p>
          </table:table-cell>
          <table:table-cell/>
        </table:table-row>
        <table:table-row table:style-name="ro1">
          <table:table-cell office:value-type="string" calcext:value-type="string">
            <text:p>GPIO2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MotorW_A</text:p>
          </table:table-cell>
          <table:table-cell table:number-columns-repeated="2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2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MotorW_B</text:p>
          </table:table-cell>
          <table:table-cell table:number-columns-repeated="2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clk_e</text:p>
          </table:table-cell>
          <table:table-cell/>
        </table:table-row>
        <table:table-row table:style-name="ro1">
          <table:table-cell office:value-type="string" calcext:value-type="string">
            <text:p>GPIO2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dt_w</text:p>
          </table:table-cell>
          <table:table-cell/>
        </table:table-row>
        <table:table-row table:style-name="ro1">
          <table:table-cell office:value-type="string" calcext:value-type="string">
            <text:p>GPIO2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3" office:value-type="string" calcext:value-type="string">
            <text:p>Finecorsa_open_motor_W</text:p>
          </table:table-cell>
          <table:table-cell/>
        </table:table-row>
        <table:table-row table:style-name="ro1">
          <table:table-cell office:value-type="string" calcext:value-type="string">
            <text:p>GPIO2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ine corsa closed west</text:p>
          </table:table-cell>
          <table:table-cell/>
        </table:table-row>
        <table:table-row table:style-name="ro1">
          <table:table-cell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3" office:value-type="string" calcext:value-type="string">
            <text:p>Finecorsa_closed_motor_E</text:p>
          </table:table-cell>
          <table:table-cell/>
        </table:table-row>
        <table:table-row table:style-name="ro1">
          <table:table-cell office:value-type="string" calcext:value-type="string">
            <text:p>GPIO27</text:p>
          </table:table-cell>
          <table:table-cell table:number-columns-repeated="6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ce9"/>
        <table:table-column table:style-name="co7" table:number-columns-repeated="2" table:default-cell-style-name="ce1"/>
        <table:table-column table:style-name="co1" table:default-cell-style-name="ce15"/>
        <table:table-column table:style-name="co1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GIPO.BMC</text:p>
          </table:table-cell>
          <table:table-cell table:number-columns-repeated="2" office:value-type="string" calcext:value-type="string">
            <text:p>Pin</text:p>
          </table:table-cell>
          <table:table-cell table:style-name="ce1" office:value-type="string" calcext:value-type="string">
            <text:p>GIPO.BMC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V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V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ecorsa_open_motor_E</text:p>
          </table:table-cell>
          <table:table-cell table:style-name="ce6"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GPIO14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GPIO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ecorsa_closed_motor_E</text:p>
          </table:table-cell>
          <table:table-cell table:style-name="ce6"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GPIO18</text:p>
          </table:table-cell>
          <table:table-cell office:value-type="string" calcext:value-type="string">
            <text:p>clk_e</text:p>
          </table:table-cell>
        </table:table-row>
        <table:table-row table:style-name="ro1">
          <table:table-cell/>
          <table:table-cell office:value-type="string" calcext:value-type="string">
            <text:p>Finecorsa_open_motor_W</text:p>
          </table:table-cell>
          <table:table-cell table:style-name="ce6"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ecorsa_closed_motor_W</text:p>
          </table:table-cell>
          <table:table-cell table:style-name="ce6"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GPIO23</text:p>
          </table:table-cell>
          <table:table-cell office:value-type="string" calcext:value-type="string">
            <text:p>dt_e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GPIO24</text:p>
          </table:table-cell>
          <table:table-cell office:value-type="string" calcext:value-type="string">
            <text:p>clk_w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GPIO25</text:p>
          </table:table-cell>
          <table:table-cell office:value-type="string" calcext:value-type="string">
            <text:p>dt_w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4" office:value-type="string" calcext:value-type="string">
            <text:p>GPIO8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4" office:value-type="string" calcext:value-type="string">
            <text:p>GPIO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NC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otorE_E</text:p>
          </table:table-cell>
          <table:table-cell table:style-name="ce6"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otorE_A</text:p>
          </table:table-cell>
          <table:table-cell table:style-name="ce6"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GPIO1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otorE_B</text:p>
          </table:table-cell>
          <table:table-cell table:style-name="ce6"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GPIO16</text:p>
          </table:table-cell>
          <table:table-cell table:style-name="ce1" office:value-type="string" calcext:value-type="string">
            <text:p>MotorW_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GPIO20</text:p>
          </table:table-cell>
          <table:table-cell table:style-name="ce1" office:value-type="string" calcext:value-type="string">
            <text:p>MotorW_A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GPIO21</text:p>
          </table:table-cell>
          <table:table-cell table:style-name="ce1" office:value-type="string" calcext:value-type="string">
            <text:p>MotorW_B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09:54:05.81088047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ero Albanesi</meta:initial-creator>
    <meta:creation-date>2019-01-21T11:10:13.110460527</meta:creation-date>
    <dc:date>2019-01-28T11:43:20.336426684</dc:date>
    <dc:creator>Raniero Albanesi</dc:creator>
    <meta:editing-duration>PT47M3S</meta:editing-duration>
    <meta:editing-cycles>4</meta:editing-cycles>
    <meta:generator>LibreOffice/5.1.6.2$Linux_x86 LibreOffice_project/10m0$Build-2</meta:generator>
    <meta:document-statistic meta:table-count="2" meta:cell-count="161" meta:object-count="0"/>
  </office:meta>
</office:document-meta>
</file>